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1" svg:font-family="'Bebas Neue Pro'" style:font-adornments="Жирный" style:font-family-generic="swiss" style:font-pitch="variable"/>
    <style:font-face style:name="Bebas Neue Pro" svg:font-family="'Bebas Neue Pro'" style:font-adornments="Обыч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3c_code_3e_">
      <style:text-properties officeooo:paragraph-rsid="000d9466"/>
    </style:style>
    <style:style style:name="P2" style:family="paragraph" style:parent-style-name="_3c_code_3e_">
      <style:text-properties fo:language="en" fo:country="US" officeooo:rsid="000d9466" officeooo:paragraph-rsid="000d9466"/>
    </style:style>
    <style:style style:name="P3" style:family="paragraph" style:parent-style-name="_3c_div_3e_">
      <style:text-properties officeooo:paragraph-rsid="00040e5d"/>
    </style:style>
    <style:style style:name="P4" style:family="paragraph" style:parent-style-name="_3c_div_3e_">
      <style:text-properties fo:language="ru" fo:country="RU" officeooo:rsid="00046a9a" officeooo:paragraph-rsid="00046a9a"/>
    </style:style>
    <style:style style:name="P5" style:family="paragraph" style:parent-style-name="_3c_div_3e_">
      <style:text-properties fo:language="ru" fo:country="RU" officeooo:rsid="000600ab" officeooo:paragraph-rsid="000600ab"/>
    </style:style>
    <style:style style:name="P6" style:family="paragraph" style:parent-style-name="_3c_div_3e_">
      <style:text-properties fo:language="ru" fo:country="RU" officeooo:rsid="000762a2" officeooo:paragraph-rsid="000762a2"/>
    </style:style>
    <style:style style:name="P7" style:family="paragraph" style:parent-style-name="_3c_div_3e_">
      <style:text-properties fo:language="ru" fo:country="RU" officeooo:rsid="000a5dff" officeooo:paragraph-rsid="000a5dff"/>
    </style:style>
    <style:style style:name="P8" style:family="paragraph" style:parent-style-name="_3c_div_3e_">
      <style:text-properties fo:language="ru" fo:country="RU" officeooo:rsid="000bdde2" officeooo:paragraph-rsid="000bdde2"/>
    </style:style>
    <style:style style:name="P9" style:family="paragraph" style:parent-style-name="_3c_div_3e_">
      <style:text-properties fo:language="ru" fo:country="RU" officeooo:rsid="0011dfbd" officeooo:paragraph-rsid="0011dfbd"/>
    </style:style>
    <style:style style:name="P10" style:family="paragraph" style:parent-style-name="_3c_div_3e_">
      <style:text-properties officeooo:paragraph-rsid="000600ab"/>
    </style:style>
    <style:style style:name="P11" style:family="paragraph" style:parent-style-name="_3c_div_3e_">
      <style:text-properties officeooo:paragraph-rsid="000bdde2"/>
    </style:style>
    <style:style style:name="P12" style:family="paragraph" style:parent-style-name="_3c_div_3e_">
      <style:text-properties officeooo:paragraph-rsid="000ed20a"/>
    </style:style>
    <style:style style:name="T1" style:family="text">
      <style:text-properties officeooo:rsid="00040e5d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40e5d"/>
    </style:style>
    <style:style style:name="T4" style:family="text">
      <style:text-properties fo:language="ru" fo:country="RU" officeooo:rsid="000600ab"/>
    </style:style>
    <style:style style:name="T5" style:family="text">
      <style:text-properties fo:language="ru" fo:country="RU" officeooo:rsid="000d19e6"/>
    </style:style>
    <style:style style:name="T6" style:family="text">
      <style:text-properties fo:language="ru" fo:country="RU" officeooo:rsid="000ed20a"/>
    </style:style>
    <style:style style:name="T7" style:family="text">
      <style:text-properties style:font-name="Calibri Light1" fo:font-size="11pt" fo:language="ru" fo:country="RU" fo:font-weight="250" officeooo:rsid="00040e5d"/>
    </style:style>
    <style:style style:name="T8" style:family="text">
      <style:text-properties style:font-name="Calibri Light1" fo:font-size="11pt" fo:language="ru" fo:country="RU" fo:font-weight="250" officeooo:rsid="000600ab"/>
    </style:style>
    <style:style style:name="T9" style:family="text">
      <style:text-properties style:font-name="Calibri Light1" fo:font-size="11pt" fo:language="ru" fo:country="RU" fo:font-weight="250" officeooo:rsid="000d19e6"/>
    </style:style>
    <style:style style:name="T10" style:family="text">
      <style:text-properties style:font-name="Calibri Light1" fo:font-size="11pt" fo:language="ru" fo:country="RU" fo:font-weight="250" officeooo:rsid="000ed20a"/>
    </style:style>
    <style:style style:name="T11" style:family="text">
      <style:text-properties style:font-name="Calibri Light1" fo:font-size="11pt" fo:language="en" fo:country="US" fo:font-weight="250" officeooo:rsid="00040e5d"/>
    </style:style>
    <style:style style:name="T12" style:family="text">
      <style:text-properties style:font-name="Calibri Light1" fo:font-size="11pt" fo:font-weight="250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040e5d"/>
    </style:style>
    <style:style style:name="T15" style:family="text">
      <style:text-properties fo:language="en" fo:country="US" officeooo:rsid="000bdde2"/>
    </style:style>
    <style:style style:name="T16" style:family="text">
      <style:text-properties fo:language="en" fo:country="US" officeooo:rsid="000d9466"/>
    </style:style>
    <style:style style:name="T17" style:family="text">
      <style:text-properties fo:language="en" fo:country="US" officeooo:rsid="000ed20a"/>
    </style:style>
    <style:style style:name="T18" style:family="text">
      <style:text-properties officeooo:rsid="000600ab"/>
    </style:style>
    <style:style style:name="T19" style:family="text">
      <style:text-properties officeooo:rsid="000ed2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Семейство</text:span><text:span text:style-name="T11"> </text:span><text:span text:style-name="_3c_strong_3e_"><text:span text:style-name="T1">redhat</text:span></text:span><text:span text:style-name="T11">.</text:span></text:p>
      <text:p text:style-name="P5"><text:span text:style-name="T12">CentOS-7-x86_64-DVD-2009 со столом.</text:span></text:p>
      <text:p text:style-name="P5"><text:span text:style-name="T12">CentOS-7-x86_64-Minimal-2009 чисто сервер.</text:span></text:p>
      <text:p text:style-name="P3"><text:span text:style-name="T7">Отнять </text:span><text:span text:style-name="T3">мышь у </text:span><text:span text:style-name="T14">VB → </text:span><text:span text:style-name="T3">правый </text:span><text:span text:style-name="T14">ctrl </text:span></text:p>
      <text:p text:style-name="P4">сеть <text:span text:style-name="T13">NAT </text:span>позволяет видеть интер<text:span text:style-name="T18">нет</text:span>. </text:p>
      <text:p text:style-name="_3c_mark_3e_">Нужно разобраться подробно</text:p>
      <text:p text:style-name="P10"><text:span text:style-name="T4">Не переключаем в </text:span><text:span text:style-name="T8">Сетевой мост. Там айпишник вняиный.</text:span></text:p>
      <text:p text:style-name="_3c_h1_3e_"><text:span text:style-name="T2">Установка</text:span></text:p>
      <text:p text:style-name="P6">Локализация: Зона и дополнительный русский язык</text:p>
      <text:p text:style-name="P6">Система: Всегда с ней заморачивался. <text:span text:style-name="T13">Done → Reclaim space → Delete All → <text:s/>Reclaim space </text:span>и сеть включить.</text:p>
      <text:p text:style-name="P6">Пароль <text:span text:style-name="T13">sudo centos, admin → centos/centos</text:span></text:p>
      <text:p text:style-name="P7">Здесь <text:span text:style-name="T13">yam (apt)</text:span></text:p>
      <text:p text:style-name="P8">Обновляем:</text:p>
      <text:p text:style-name="_3c_code_3e_"><text:span text:style-name="T15">sudo </text:span>yum update</text:p>
      <text:p text:style-name="_3c_h4_3e_">mc</text:p>
      <text:p text:style-name="_3c_code_3e_">sudo yum install -y mc</text:p>
      <text:p text:style-name="_3c_h4_3e_">proftpd</text:p>
      <text:p text:style-name="P2">sudo -i</text:p>
      <text:p text:style-name="P1">yum install -<text:span text:style-name="T16">y </text:span>epel-release</text:p>
      <text:p text:style-name="_3c_code_3e_">yum install -y proftpd</text:p>
      <text:p text:style-name="P11"><text:span text:style-name="T5">Открываем необходимые порты на брандмауэре:</text:span></text:p>
      <text:p text:style-name="_3c_code_3e_">firewall-cmd --permanent --add-port=20-21/tcp</text:p>
      <text:p text:style-name="_3c_code_3e_">firewall-cmd --permanent --add-port=60000-65535/tcp </text:p>
      <text:p text:style-name="_3c_code_3e_">firewall-cmd --reload</text:p>
      <text:p text:style-name="P11"><text:span text:style-name="T5">Внесем небольшие правки в начальный конфигурационный файл:</text:span></text:p>
      <text:p text:style-name="P11"><text:span text:style-name="T5">/etc/proftpd.conf</text:span></text:p>
      <text:p text:style-name="P11"><text:span text:style-name="T5">Добавим строки:</text:span></text:p>
      <text:p text:style-name="_3c_code_3e_">UseIPv6 off</text:p>
      <text:p text:style-name="_3c_code_3e_">IdentLookups off</text:p>
      <text:p text:style-name="_3c_code_3e_">PassivePorts 60000 65535</text:p>
      <text:p text:style-name="P11"><text:span text:style-name="T5">Разрешаем сервис и запускаем его:</text:span></text:p>
      <text:p text:style-name="P11"><text:span text:style-name="T5">systemctl enable proftpd --now</text:span></text:p>
      <text:p text:style-name="P9">Заходит да только из домашнего каталога не выйти</text:p>
      <text:p text:style-name="_3c_mark_3e_">Ладно потом разберемся</text:p>
      <text:p text:style-name="P11"><text:span text:style-name="T5"/></text:p>
      <text:p text:style-name="P11"><text:span text:style-name="T5">Webmin — когда то работал нужно вспомнить </text:span><text:span text:style-name="T9">старое, хотя из строки четко.</text:span></text:p>
      <text:p text:style-name="_3c_h4_3e_">firewall</text:p>
      <text:p text:style-name="_3c_code_3e_">sudo systemctl status firewalld</text:p>
      <text:p text:style-name="_3c_samp_3e_"><text:soft-page-break/>● firewalld.service - firewalld - dynamic firewall daemon</text:p>
      <text:p text:style-name="_3c_samp_3e_"><text:s text:c="3"/>Loaded: loaded (/usr/lib/systemd/system/firewalld.service; enabled; vendor preset: enabled)</text:p>
      <text:p text:style-name="_3c_samp_3e_"><text:s text:c="3"/>Active: active (running) since Wed 2021-02-03 14:59:04 +04; 23min ago</text:p>
      <text:p text:style-name="P12"><text:span text:style-name="T10">Работает</text:span><text:span text:style-name="T17"> </text:span><text:span text:style-name="T6">по умолчанию</text:span></text:p>
      <text:p text:style-name="_3c_div_3e_"/>
      <text:p text:style-name="_3c_div_3e_"/>
      <text:p text:style-name="_3c_div_3e_"/>
      <text:p text:style-name="_3c_div_3e_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1" svg:font-family="'Bebas Neue Pro'" style:font-adornments="Жирный" style:font-family-generic="swiss" style:font-pitch="variable"/>
    <style:font-face style:name="Bebas Neue Pro" svg:font-family="'Bebas Neue Pro'" style:font-adornments="Обыч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3c_div_3e_" style:display-name="&lt;div&gt;" style:family="paragraph" style:parent-style-name="_3c_p_3e_" style:master-page-name="">
      <style:paragraph-properties fo:margin-left="0cm" fo:margin-right="0cm" fo:margin-top="0.101cm" fo:margin-bottom="0.101cm" style:contextual-spacing="false" fo:line-height="0.45cm" fo:hyphenation-ladder-count="no-limit" fo:text-indent="0cm" style:auto-text-indent="false" style:page-number="auto"/>
      <style:text-properties fo:language="zxx" fo:country="none" fo:hyphenate="true" fo:hyphenation-remain-char-count="2" fo:hyphenation-push-char-count="2" loext:hyphenation-no-caps="false"/>
    </style:style>
    <style:style style:name="_3c_code_3e_" style:display-name="&lt;code&gt;" style:family="paragraph" style:master-page-name="">
      <loext:graphic-properties draw:fill="solid" draw:fill-color="#f6f8fa"/>
      <style:paragraph-properties fo:margin-left="0cm" fo:margin-right="0cm" fo:margin-top="0cm" fo:margin-bottom="0.101cm" style:contextual-spacing="true" fo:text-indent="0cm" style:auto-text-indent="false" style:page-number="auto" fo:background-color="#f6f8fa" fo:padding="0.101cm" fo:border="0.26pt solid #00a933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Hack" fo:font-family="Hack" style:font-style-name="Обычный" style:font-family-generic="modern" style:font-pitch="fixed" fo:font-size="8pt" fo:language="zxx" fo:country="none" fo:font-weight="normal"/>
    </style:style>
    <style:style style:name="_3c_p_3e_" style:display-name="&lt;p&gt;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font-weight="250" officeooo:rsid="00409ea1"/>
    </style:style>
    <style:style style:name="_3c_h1_3e_" style:display-name="&lt;h1&gt;" style:family="paragraph" style:master-page-name="">
      <style:paragraph-properties fo:margin-top="0.3cm" fo:margin-bottom="0.3cm" style:contextual-spacing="tru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3c_h2_3e_" style:display-name="&lt;h2&gt;" style:family="paragraph" style:parent-style-name="_3c_h1_3e_">
      <style:text-properties fo:font-variant="normal" fo:text-transform="none" fo:font-size="18pt"/>
    </style:style>
    <style:style style:name="_3c_h3_3e_" style:display-name="&lt;h3&gt;" style:family="paragraph" style:parent-style-name="_3c_h2_3e_">
      <style:text-properties fo:font-size="16pt"/>
    </style:style>
    <style:style style:name="_3c_h4_3e_" style:display-name="&lt;h4&gt;" style:family="paragraph" style:parent-style-name="_3c_h3_3e_" style:master-page-name=""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1" fo:font-family="'Bebas Neue Pro'" style:font-style-name="Жирный" style:font-family-generic="swiss" style:font-pitch="variable" fo:font-size="15pt" fo:font-weight="normal"/>
    </style:style>
    <style:style style:name="_3c_li_3e_" style:display-name="&lt;li&gt;" style:family="paragraph" style:parent-style-name="_3c_p_3e_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_3c_mark_3e_" style:display-name="&lt;mark&gt;" style:family="paragraph" style:parent-style-name="_3c_div_3e_" style:master-page-name="">
      <style:paragraph-properties style:page-number="auto" fo:padding-left="0.199cm" fo:padding-right="0.199cm" fo:padding-top="0.049cm" fo:padding-bottom="0.049cm" fo:border="1.25pt solid #81d41a"/>
    </style:style>
    <style:style style:name="_3c_samp_3e_" style:display-name="&lt;samp&gt;" style:family="paragraph" style:parent-style-name="_3c_code_3e_">
      <loext:graphic-properties draw:fill="solid" draw:fill-color="#fff5ce"/>
      <style:paragraph-properties fo:background-color="#fff5ce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_3c_strong_3e_" style:display-name="&lt;strong&gt;" style:family="text">
      <style:text-properties style:font-name="Calibri Light" fo:font-family="'Calibri Light'" style:font-style-name="Жирный" style:font-family-generic="swiss" style:font-pitch="variable" fo:font-size="11pt" fo:language="zxx" fo:country="non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2-03T15:44:48.449000000</dc:date>
    <meta:editing-duration>PT53M21S</meta:editing-duration>
    <meta:editing-cycles>12</meta:editing-cycles>
    <meta:document-statistic meta:table-count="0" meta:image-count="0" meta:object-count="0" meta:page-count="2" meta:paragraph-count="41" meta:word-count="186" meta:character-count="1356" meta:non-whitespace-character-count="1206"/>
  </office:meta>
</office:document-meta>
</file>